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ticolo "Catching Both Gray and Black Swans: Open-set Supervised Anomaly Detection" di Choubo Ding, Guansong Pang e Chunhua Shen introduce un nuovo approccio per il rilevamento di anomalie in ambienti supervisionati aperti, denominato DRA (Disentangled Representations of Abnormalities). Questo metodo si propone di catturare sia anomalie note (gray swans) che ignote (black swans) mediante l'apprendimento di rappresentazioni disgiunte delle anomalie. Il modello è addestrato utilizzando esempi di anomalie etichettati con l'obiettivo di rilevare anomalie sia viste che non viste.</text:p>
      <text:p text:style-name="Text_20_body"><text:span text:style-name="Strong_20_Emphasis">Caratteristiche Fondamentali:</text:span></text:p>
      <text:list text:style-name="L2">
        <text:list-item>
          <text:p text:style-name="P3"><text:span text:style-name="Strong_20_Emphasis">Struttura del Modello Predittivo:</text:span> DRA utilizza una rete neurale multi-testa per apprendere rappresentazioni disgiunte delle anomalie, comprendenti anomalie note, pseudo-anomalie e anomalie latenti residue.</text:p>
        </text:list-item>
        <text:list-item>
          <text:p text:style-name="P3"><text:span text:style-name="Strong_20_Emphasis">Tecnica di Apprendimento:</text:span> Il modello impiega l'apprendimento basato sulla disgiunzione delle rappresentazioni di anomalie, combinando approcci supervisionati e tecniche innovative per gestire anomalie non viste.</text:p>
        </text:list-item>
        <text:list-item>
          <text:p text:style-name="P3"><text:span text:style-name="Strong_20_Emphasis">Vantaggi:</text:span></text:p>
          <text:list>
            <text:list-item>
              <text:p text:style-name="P4">Capacità di generalizzare sia per anomalie note che sconosciute.</text:p>
            </text:list-item>
            <text:list-item>
              <text:p text:style-name="P4">Prestazioni superiori rispetto ai modelli esistenti in diversi scenari reali.</text:p>
            </text:list-item>
          </text:list>
        </text:list-item>
        <text:list-item>
          <text:p text:style-name="P3"><text:span text:style-name="Strong_20_Emphasis">Svantaggi:</text:span></text:p>
          <text:list>
            <text:list-item>
              <text:p text:style-name="P4">Può richiedere un numero relativamente maggiore di campioni normali per apprendere efficacemente le anomalie disgiunte.</text:p>
            </text:list-item>
          </text:list>
        </text:list-item>
        <text:list-item>
          <text:p text:style-name="P3"><text:span text:style-name="Strong_20_Emphasis">Etichettatura del Dataset:</text:span> Richiede un numero limitato di esempi di anomalie etichettate per l'addestramento.</text:p>
        </text:list-item>
        <text:list-item>
          <text:p text:style-name="P3"><text:span text:style-name="Strong_20_Emphasis">Risultati in termini di Prestazioni e Qualità/Accuracy dell'Output:</text:span></text:p>
          <text:list>
            <text:list-item>
              <text:p text:style-name="P4">Mostra un miglioramento sostanziale rispetto ai cinque modelli di stato dell'arte concorrenti in diverse impostazioni.</text:p>
            </text:list-item>
            <text:list-item>
              <text:p text:style-name="P4">Testato su nove dataset reali provenienti da ispezione industriale, esplorazione planetaria basata su rover e analisi di immagini mediche, stabilendo nuovi benchmark per lavori futuri in questa direzione emergente.</text:p>
            </text:list-item>
          </text:list>
        </text:list-item>
        <text:list-item>
          <text:p text:style-name="P3"><text:span text:style-name="Strong_20_Emphasis">Dataset su cui è stato addestrato/testato:</text:span></text:p>
          <text:list>
            <text:list-item>
              <text:p text:style-name="P3">Testato su nove dataset real-world che includono MVTec AD, AITEX, SDD, ELPV, Optical, Mastcam, tra gli altri, che coprono una vasta gamma di applicazioni, dalla ispezione industriale all'analisi di immagini mediche.</text:p>
            </text:list-item>
          </text:list>
        </text:list-item>
      </text:list>
      <text:p text:style-name="Text_20_body">Questo articolo presenta un significativo avanzamento nel campo del rilevamento di anomalie, introducendo un modello capace di adattarsi e generalizzare efficacemente attraverso una varietà di scenari di anomalie, aprendo la strada a nuove ricerche e applicazioni in questo spazi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9:24.254000000</meta:creation-date>
    <dc:date>2024-03-16T18:49:52.905000000</dc:date>
    <meta:editing-duration>PT1M53S</meta:editing-duration>
    <meta:editing-cycles>3</meta:editing-cycles>
    <meta:generator>LibreOffice/7.6.1.2$Windows_X86_64 LibreOffice_project/f5defcebd022c5bc36bbb79be232cb6926d8f674</meta:generator>
    <meta:document-statistic meta:table-count="0" meta:image-count="0" meta:object-count="0" meta:page-count="1" meta:paragraph-count="16" meta:word-count="321" meta:character-count="2367" meta:non-whitespace-character-count="2075"/>
  </office:meta>
</office:document-meta>
</file>